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674in" table:align="left"/>
    </style:style>
    <style:style style:name="Table1.A" style:family="table-column">
      <style:table-column-properties style:column-width="1.584in"/>
    </style:style>
    <style:style style:name="Table1.B" style:family="table-column">
      <style:table-column-properties style:column-width="0.6993in"/>
    </style:style>
    <style:style style:name="Table1.C" style:family="table-column">
      <style:table-column-properties style:column-width="3.18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6292in" table:align="left"/>
    </style:style>
    <style:style style:name="Table2.A" style:family="table-column">
      <style:table-column-properties style:column-width="2.084in"/>
    </style:style>
    <style:style style:name="Table2.B" style:family="table-column">
      <style:table-column-properties style:column-width="0.8729in"/>
    </style:style>
    <style:style style:name="Table2.C" style:family="table-column">
      <style:table-column-properties style:column-width="2.672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8097in" table:align="left"/>
    </style:style>
    <style:style style:name="Table3.A" style:family="table-column">
      <style:table-column-properties style:column-width="1.7049in"/>
    </style:style>
    <style:style style:name="Table3.B" style:family="table-column">
      <style:table-column-properties style:column-width="2.104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break-before="pag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คำถามดีมากครับ! 😄<text:line-break/>การตั้งชื่อโฟลเดอร์ <text:span text:style-name="Source_20_Text">backend</text:span> ถือว่า <text:span text:style-name="Strong_20_Emphasis">นิยม</text:span> และ <text:span text:style-name="Strong_20_Emphasis">เข้าใจง่าย</text:span> อยู่แล้ว แต่ยังมีทางเลือกอื่น ๆ ที่นิยมใช้ในโปรเจกต์จริงอีกหลายแบบ ขึ้นอยู่กับขนาดทีม/โปรเจกต์และแนวทางของบริษัทหรือทีมพัฒนา</text:p>
      <text:p text:style-name="Horizontal_20_Line"/>
      <text:h text:style-name="Heading_20_2" text:outline-level="2">✅ สรุปชื่อโฟลเดอร์ <text:span text:style-name="Strong_20_Emphasis">Backend</text:span> ที่นิยมใช้จริง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ชื่อโฟลเดอร์</text:p>
            </table:table-cell>
            <table:table-cell table:style-name="Table1.A1" office:value-type="string">
              <text:p text:style-name="Table_20_Heading">ความนิยม</text:p>
            </table:table-cell>
            <table:table-cell table:style-name="Table1.A1" office:value-type="string">
              <text:p text:style-name="Table_20_Heading">เหมาะกับอะไร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backend/</text:span></text:p>
          </table:table-cell>
          <table:table-cell table:style-name="Table1.A1" office:value-type="string">
            <text:p text:style-name="Table_20_Contents">✅ สูง</text:p>
          </table:table-cell>
          <table:table-cell table:style-name="Table1.A1" office:value-type="string">
            <text:p text:style-name="Table_20_Contents">ใช้ง่าย เข้าใจทันทีว่าเป็นฝั่ง server/backend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i/</text:span></text:p>
          </table:table-cell>
          <table:table-cell table:style-name="Table1.A1" office:value-type="string">
            <text:p text:style-name="Table_20_Contents">✅ สูง</text:p>
          </table:table-cell>
          <table:table-cell table:style-name="Table1.A1" office:value-type="string">
            <text:p text:style-name="Table_20_Contents">สั้น กระชับ มักใช้กับ REST/GraphQL API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rver/</text:span></text:p>
          </table:table-cell>
          <table:table-cell table:style-name="Table1.A1" office:value-type="string">
            <text:p text:style-name="Table_20_Contents">✅ กลาง</text:p>
          </table:table-cell>
          <table:table-cell table:style-name="Table1.A1" office:value-type="string">
            <text:p text:style-name="Table_20_Contents">เน้นว่าเป็น server si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rvices/</text:span></text:p>
          </table:table-cell>
          <table:table-cell table:style-name="Table1.A1" office:value-type="string">
            <text:p text:style-name="Table_20_Contents">❌ ต่ำ</text:p>
          </table:table-cell>
          <table:table-cell table:style-name="Table1.A1" office:value-type="string">
            <text:p text:style-name="Table_20_Contents">บางทีทำให้สับสนกับ "microservices"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/</text:span></text:p>
          </table:table-cell>
          <table:table-cell table:style-name="Table1.A1" office:value-type="string">
            <text:p text:style-name="Table_20_Contents">❌ ต่ำ</text:p>
          </table:table-cell>
          <table:table-cell table:style-name="Table1.A1" office:value-type="string">
            <text:p text:style-name="Table_20_Contents">ไม่แนะนำ เพราะสับสนกับ Angular <text:span text:style-name="Source_20_Text">src/app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nestjs-backend/</text:span></text:p>
          </table:table-cell>
          <table:table-cell table:style-name="Table1.A1" office:value-type="string">
            <text:p text:style-name="Table_20_Contents">✅ บ้าง</text:p>
          </table:table-cell>
          <table:table-cell table:style-name="Table1.A1" office:value-type="string">
            <text:p text:style-name="Table_20_Contents">ถ้าต้องการเจาะจง framework (NestJS, Express)</text:p>
          </table:table-cell>
        </table:table-row>
      </table:table>
      <text:p text:style-name="Horizontal_20_Line"/>
      <text:h text:style-name="Heading_20_2" text:outline-level="2">🧭 แนะนำคุณโดยเฉพาะ</text:h>
      <text:p text:style-name="Text_20_body">ในเคสของคุณที่มีโครงสร้างแบบนี้:</text:p>
      <text:p text:style-name="Preformatted_20_Text"><text:span text:style-name="Source_20_Text">D:\PROJECT\kornpassorn-care\</text:span></text:p>
      <text:p text:style-name="Preformatted_20_Text"><text:span text:style-name="Source_20_Text">├── backend\</text:span></text:p>
      <text:p text:style-name="Preformatted_20_Text"><text:span text:style-name="Source_20_Text">├── webui\</text:span></text:p>
      <text:p text:style-name="P1"><text:span text:style-name="Source_20_Text">│ <text:s text:c="2"/>└── kornpassorn-care-ui\</text:span></text:p>
      <text:p text:style-name="Text_20_body">ชื่อ <text:span text:style-name="Source_20_Text">backend</text:span> <text:span text:style-name="Strong_20_Emphasis">เหมาะสมและแนะนำให้ใช้ได้เลย</text:span> เพราะ:</text:p>
      <text:list text:style-name="L1">
        <text:list-item>
          <text:p text:style-name="P2">เข้าใจง่าย</text:p>
        </text:list-item>
        <text:list-item>
          <text:p text:style-name="P2">เขียน REST API ใน NestJS/Express ได้ทันที</text:p>
        </text:list-item>
        <text:list-item>
          <text:p text:style-name="P2">ไม่สับสนกับ <text:span text:style-name="Source_20_Text">webui</text:span> ที่ชัดเจนว่าเป็น frontend</text:p>
        </text:list-item>
      </text:list>
      <text:p text:style-name="Horizontal_20_Line"/>
      <text:h text:style-name="Heading_20_2" text:outline-level="2">🔖 ถ้าอยากสื่อมากกว่านี้ (เช่น หลายภาษาหรือมีหลาย backend)</text:h>
      <text:p text:style-name="Text_20_body">สามารถใช้ชื่อแบบนี้ได้:</text:p>
      <text:list text:style-name="L2">
        <text:list-item>
          <text:p text:style-name="P3"><text:span text:style-name="Source_20_Text">backend-nestjs/</text:span></text:p>
        </text:list-item>
        <text:list-item>
          <text:p text:style-name="P3"><text:span text:style-name="Source_20_Text">backend-node/</text:span></text:p>
        </text:list-item>
        <text:list-item>
          <text:p text:style-name="P3"><text:span text:style-name="Source_20_Text">backend-api/</text:span></text:p>
        </text:list-item>
      </text:list>
      <text:p text:style-name="Quotations">แต่ถ้ามี backend เดียว ชื่อ <text:span text:style-name="Source_20_Text">backend/</text:span> ก็พอแล้วครับ ✔️</text:p>
      <text:p text:style-name="Horizontal_20_Line"/>
      <text:h text:style-name="Heading_20_3" text:outline-level="3"><text:soft-page-break/>ตัวอย่างโครงสร้างดีไซน์ระดับ Production</text:h>
      <text:p text:style-name="Preformatted_20_Text"><text:span text:style-name="Source_20_Text">kornpassorn-care/</text:span></text:p>
      <text:p text:style-name="Preformatted_20_Text"><text:span text:style-name="Source_20_Text">├── backend/ <text:s text:c="13"/>← NestJS, Express, Django, etc.</text:span></text:p>
      <text:p text:style-name="Preformatted_20_Text"><text:span text:style-name="Source_20_Text">│ <text:s text:c="2"/>├── src/</text:span></text:p>
      <text:p text:style-name="Preformatted_20_Text"><text:span text:style-name="Source_20_Text">│ <text:s text:c="2"/>└── .env</text:span></text:p>
      <text:p text:style-name="Preformatted_20_Text"><text:span text:style-name="Source_20_Text">├── webui/</text:span></text:p>
      <text:p text:style-name="Preformatted_20_Text"><text:span text:style-name="Source_20_Text">│ <text:s text:c="2"/>└── kornpassorn-care-ui/</text:span></text:p>
      <text:p text:style-name="Preformatted_20_Text"><text:span text:style-name="Source_20_Text">├── README.md</text:span></text:p>
      <text:p text:style-name="P1"><text:span text:style-name="Source_20_Text">├── package.json <text:s text:c="9"/>← อาจมี root-level scripts</text:span></text:p>
      <text:p text:style-name="Horizontal_20_Line"/>
      <text:h text:style-name="Heading_20_2" text:outline-level="2">✅ สรุปสั้น</text:h>
      <text:p text:style-name="Quotations">ใช้ <text:span text:style-name="Source_20_Text">backend/</text:span> ได้เลยครับ เป็นชื่อที่ดีและนิยมมากที่สุดในโลกจริง 💼<text:line-break/>ถ้าคุณใช้ NestJS ก็แค่สร้างโปรเจกต์ไว้ใน <text:span text:style-name="Source_20_Text">backend/</text:span> ได้เลย แล้วต่อกับ frontend แบบแยก folder ก็เหมาะสมครับ</text:p>
      <text:p text:style-name="Horizontal_20_Line"/>
      <text:p text:style-name="Text_20_body">ถ้าคุณต้องการให้ช่วย scaffolding backend (สร้างโครง NestJS + route เช่น <text:span text:style-name="Source_20_Text">/patients</text:span>) หรือให้โครง starter ทั้ง backend/frontend เชื่อมกันก็แจ้งมาได้เลยครับ จะได้ลงมือเขียนเร็วขึ้น! 🚀</text:p>
      <text:p text:style-name="Standard"/>
      <text:p text:style-name="Standard"/>
      <text:p text:style-name="P4">คำถามต่อยอดได้ดีมากครับ!<text:line-break/>เมื่อกี้เราคุยเรื่องการตั้งชื่อโฟลเดอร์ <text:span text:style-name="Strong_20_Emphasis">backend</text:span> ไปแล้ว — ทีนี้มาดูฝั่ง <text:span text:style-name="Strong_20_Emphasis">frontend</text:span> กันบ้างว่า “ควรตั้งชื่อโฟลเดอร์ยังไงดี?”</text:p>
      <text:p text:style-name="Horizontal_20_Line"/>
      <text:h text:style-name="Heading_20_2" text:outline-level="2">✅ ชื่อโฟลเดอร์ <text:span text:style-name="Strong_20_Emphasis">Frontend</text:span> ที่นิยมใช้จริง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ชื่อโฟลเดอร์</text:p>
            </table:table-cell>
            <table:table-cell table:style-name="Table2.A1" office:value-type="string">
              <text:p text:style-name="Table_20_Heading">ความนิยม</text:p>
            </table:table-cell>
            <table:table-cell table:style-name="Table2.A1" office:value-type="string">
              <text:p text:style-name="Table_20_Heading">เหมาะกับอะไร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frontend/</text:span></text:p>
          </table:table-cell>
          <table:table-cell table:style-name="Table2.A1" office:value-type="string">
            <text:p text:style-name="Table_20_Contents">✅ สูง</text:p>
          </table:table-cell>
          <table:table-cell table:style-name="Table2.A1" office:value-type="string">
            <text:p text:style-name="Table_20_Contents">เข้าใจง่าย ตรงตัว</text:p>
          </table:table-cell>
        </table:table-row>
        <table:table-row>
          <table:table-cell table:style-name="Table2.A1" office:value-type="string">
            <text:p text:style-name="Table_20_Contents"><text:span text:style-name="Source_20_Text">webui/</text:span></text:p>
          </table:table-cell>
          <table:table-cell table:style-name="Table2.A1" office:value-type="string">
            <text:p text:style-name="Table_20_Contents">✅ กลาง-สูง</text:p>
          </table:table-cell>
          <table:table-cell table:style-name="Table2.A1" office:value-type="string">
            <text:p text:style-name="Table_20_Contents">เน้นว่าเป็น Web-based UI</text:p>
          </table:table-cell>
        </table:table-row>
        <table:table-row>
          <table:table-cell table:style-name="Table2.A1" office:value-type="string">
            <text:p text:style-name="Table_20_Contents"><text:span text:style-name="Source_20_Text">client/</text:span></text:p>
          </table:table-cell>
          <table:table-cell table:style-name="Table2.A1" office:value-type="string">
            <text:p text:style-name="Table_20_Contents">✅ กลาง</text:p>
          </table:table-cell>
          <table:table-cell table:style-name="Table2.A1" office:value-type="string">
            <text:p text:style-name="Table_20_Contents">ใช้ในระบบที่มีหลาย client (mobile/web)</text:p>
          </table:table-cell>
        </table:table-row>
        <table:table-row>
          <table:table-cell table:style-name="Table2.A1" office:value-type="string">
            <text:p text:style-name="Table_20_Contents"><text:span text:style-name="Source_20_Text">kornpassorn-care-ui/</text:span></text:p>
          </table:table-cell>
          <table:table-cell table:style-name="Table2.A1" office:value-type="string">
            <text:p text:style-name="Table_20_Contents">✅ บ้าง</text:p>
          </table:table-cell>
          <table:table-cell table:style-name="Table2.A1" office:value-type="string">
            <text:p text:style-name="Table_20_Contents">ถ้าคุณอยากสื่อถึง branding หรือเจาะจง</text:p>
          </table:table-cell>
        </table:table-row>
        <table:table-row>
          <table:table-cell table:style-name="Table2.A1" office:value-type="string">
            <text:p text:style-name="Table_20_Contents"><text:span text:style-name="Source_20_Text">app/</text:span> หรือ <text:span text:style-name="Source_20_Text">ui/</text:span></text:p>
          </table:table-cell>
          <table:table-cell table:style-name="Table2.A1" office:value-type="string">
            <text:p text:style-name="Table_20_Contents">❌ ต่ำ</text:p>
          </table:table-cell>
          <table:table-cell table:style-name="Table2.A1" office:value-type="string">
            <text:p text:style-name="Table_20_Contents">สั้นเกิน อาจทำให้สับสน</text:p>
          </table:table-cell>
        </table:table-row>
      </table:table>
      <text:p text:style-name="Horizontal_20_Line"/>
      <text:h text:style-name="Heading_20_2" text:outline-level="2">🧭 แนะนำสำหรับโปรเจกต์คุณ:</text:h>
      <text:p text:style-name="Text_20_body">คุณตั้งชื่อว่า:</text:p>
      <text:p text:style-name="Preformatted_20_Text"><text:span text:style-name="Source_20_Text">D:\PROJECT\kornpassorn-care\</text:span></text:p>
      <text:p text:style-name="Preformatted_20_Text"><text:span text:style-name="Source_20_Text">├── webui\</text:span></text:p>
      <text:p text:style-name="P1"><text:span text:style-name="Source_20_Text">│ <text:s text:c="2"/>└── ngx-admin (หรือจะเปลี่ยนชื่อ)</text:span></text:p>
      <text:p text:style-name="Text_20_body">อันนี้ <text:span text:style-name="Strong_20_Emphasis">ดีอยู่แล้วครับ</text:span> — ชัดเจนว่าเป็น Web UI</text:p>
      <text:p text:style-name="Text_20_body">แต่ถ้าอยากตั้งชื่อให้สื่อถึงระบบแบบเต็ม ๆ กว่านี้ ลองพิจารณาชื่อเหล่านี้ได้:</text:p>
      <text:h text:style-name="Heading_20_3" text:outline-level="3">📦 โครงสร้างที่แนะนำ:</text:h>
      <text:p text:style-name="Preformatted_20_Text"><text:span text:style-name="Source_20_Text">kornpassorn-care/</text:span></text:p>
      <text:p text:style-name="Preformatted_20_Text"><text:span text:style-name="Source_20_Text">├── backend/ <text:s text:c="15"/>← NestJS API</text:span></text:p>
      <text:p text:style-name="Preformatted_20_Text"><text:span text:style-name="Source_20_Text">├── frontend/ <text:s text:c="14"/>← Angular (เดิมคือ ngx-admin)</text:span></text:p>
      <text:p text:style-name="P1"><text:span text:style-name="Source_20_Text">│ <text:s text:c="2"/>└── kornpassorn-care-ui/</text:span></text:p>
      <text:p text:style-name="Text_20_body">หรือถ้าคุณต้องการให้สั้นและเป็นกลาง:</text:p>
      <text:p text:style-name="Preformatted_20_Text"><text:span text:style-name="Source_20_Text">kornpassorn-care/</text:span></text:p>
      <text:p text:style-name="Preformatted_20_Text"><text:span text:style-name="Source_20_Text">├── backend/</text:span></text:p>
      <text:p text:style-name="P1"><text:span text:style-name="Source_20_Text">├── webui/</text:span></text:p>
      <text:p text:style-name="Text_20_body">หรือ:</text:p>
      <text:p text:style-name="Preformatted_20_Text"><text:span text:style-name="Source_20_Text">kornpassorn-care/</text:span></text:p>
      <text:p text:style-name="Preformatted_20_Text"><text:span text:style-name="Source_20_Text">├── server/</text:span></text:p>
      <text:p text:style-name="P1"><text:span text:style-name="Source_20_Text">├── client/</text:span></text:p>
      <text:h text:style-name="Heading_20_3" text:outline-level="3"><text:soft-page-break/>📌 สรุปสั้นสุด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ถ้าคุณ...</text:p>
            </table:table-cell>
            <table:table-cell table:style-name="Table3.A1" office:value-type="string">
              <text:p text:style-name="Table_20_Heading">ใช้ชื่อ...</text:p>
            </table:table-cell>
          </table:table-row>
        </table:table-header-rows>
        <table:table-row>
          <table:table-cell table:style-name="Table3.A1" office:value-type="string">
            <text:p text:style-name="Table_20_Contents">เน้นเข้าใจง่าย</text:p>
          </table:table-cell>
          <table:table-cell table:style-name="Table3.A1" office:value-type="string">
            <text:p text:style-name="Table_20_Contents"><text:span text:style-name="Source_20_Text">frontend/</text:span>, <text:span text:style-name="Source_20_Text">backend/</text:span></text:p>
          </table:table-cell>
        </table:table-row>
        <table:table-row>
          <table:table-cell table:style-name="Table3.A1" office:value-type="string">
            <text:p text:style-name="Table_20_Contents">อยากแบ่งเฉพาะ platform</text:p>
          </table:table-cell>
          <table:table-cell table:style-name="Table3.A1" office:value-type="string">
            <text:p text:style-name="Table_20_Contents"><text:span text:style-name="Source_20_Text">webui/</text:span>, <text:span text:style-name="Source_20_Text">mobile/</text:span>, <text:span text:style-name="Source_20_Text">api/</text:span></text:p>
          </table:table-cell>
        </table:table-row>
        <table:table-row>
          <table:table-cell table:style-name="Table3.A1" office:value-type="string">
            <text:p text:style-name="Table_20_Contents">มี branding</text:p>
          </table:table-cell>
          <table:table-cell table:style-name="Table3.A1" office:value-type="string">
            <text:p text:style-name="Table_20_Contents"><text:span text:style-name="Source_20_Text">kornpassorn-care-ui/</text:span></text:p>
          </table:table-cell>
        </table:table-row>
      </table:table>
      <text:p text:style-name="Horizontal_20_Line"/>
      <text:h text:style-name="Heading_20_2" text:outline-level="2">🎯 คำแนะนำสุดท้าย:</text:h>
      <text:p text:style-name="Quotations">ใช้ชื่อ <text:span text:style-name="Source_20_Text">frontend/</text:span> หรือ <text:span text:style-name="Source_20_Text">webui/</text:span> ก็เพียงพอแล้วครับ ถ้าคุณมีระบบแค่ Angular อย่างเดียว<text:line-break/>และถ้าต้องการความสมบูรณ์/สื่อถึงแบรนด์ ก็ใช้ <text:span text:style-name="Source_20_Text">kornpassorn-care-ui/</text:span> ไปเลยก็ไม่มีปัญหา</text:p>
      <text:p text:style-name="Horizontal_20_Line"/>
      <text:p text:style-name="Text_20_body">หากต้องการให้ผมช่วยจัดโครงสร้างแบบ production-ready เลย (ทั้ง NestJS backend + Angular frontend พร้อม Docker หรือ API เชื่อม) บอกได้เลยครับ ผมช่วย scaffold ให้ได้ทันที 🙌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23:37:21.051614000</meta:creation-date>
    <dc:date>2025-06-18T23:38:49.881719200</dc:date>
    <meta:editing-duration>PT1M28S</meta:editing-duration>
    <meta:editing-cycles>2</meta:editing-cycles>
    <meta:generator>LibreOffice/25.2.4.3$Windows_X86_64 LibreOffice_project/33e196637044ead23f5c3226cde09b47731f7e27</meta:generator>
    <meta:document-statistic meta:table-count="3" meta:image-count="0" meta:object-count="0" meta:page-count="4" meta:paragraph-count="103" meta:word-count="1448" meta:character-count="2655" meta:non-whitespace-character-count="2404"/>
  </office:meta>
</office:document-meta>
</file>